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ourier" style:font-name-asian="Courier" style:font-name-complex="Courier" fo:color="#000000"/>
    </style:style>
    <style:style style:name="P2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3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4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5" style:parent-style-name="Standard" style:family="paragraph">
      <style:paragraph-properties fo:text-align="justify"/>
    </style:style>
    <style:style style:name="T6" style:parent-style-name="Absatz-Standardschriftart" style:family="text">
      <style:text-properties style:font-name="Courier" style:font-name-asian="Courier" style:font-name-complex="Courier" fo:color="#000000"/>
    </style:style>
    <style:style style:name="P7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8" style:parent-style-name="Standard" style:family="paragraph">
      <style:paragraph-properties fo:text-align="justify">
        <style:tab-stops>
          <style:tab-stop style:type="left" style:position="0in"/>
          <style:tab-stop style:type="left" style:position="0.7875in"/>
          <style:tab-stop style:type="left" style:position="1.575in"/>
          <style:tab-stop style:type="left" style:position="2.3625in"/>
          <style:tab-stop style:type="left" style:position="3.15in"/>
          <style:tab-stop style:type="left" style:position="3.9375in"/>
          <style:tab-stop style:type="left" style:position="4.725in"/>
          <style:tab-stop style:type="left" style:position="5.5125in"/>
          <style:tab-stop style:type="left" style:position="6.3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10101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1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1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P1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2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2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2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3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3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3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4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4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4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4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4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4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5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5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5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5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5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5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16pt" style:font-size-asian="16pt" style:font-size-complex="16pt"/>
    </style:style>
    <style:style style:name="P6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6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6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6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6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6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6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6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6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7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7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7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P7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7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7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7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7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7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7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8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8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8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8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color="#FF0000" fo:font-size="16pt" style:font-size-asian="16pt" style:font-size-complex="16pt"/>
    </style:style>
    <style:style style:name="P8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8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8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9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9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9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color="#000000" fo:font-size="14pt" style:font-size-asian="14pt" style:font-size-complex="14pt"/>
    </style:style>
    <style:style style:name="P9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99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00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101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102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06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07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108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109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12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13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11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115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P11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1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2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2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2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23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font-size="14pt" style:font-size-asian="14pt" style:font-size-complex="14pt"/>
    </style:style>
    <style:style style:name="T12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ableColumn126" style:family="table-column">
      <style:table-column-properties style:column-width="1.2006in"/>
    </style:style>
    <style:style style:name="TableColumn127" style:family="table-column">
      <style:table-column-properties style:column-width="1.784in"/>
    </style:style>
    <style:style style:name="TableColumn128" style:family="table-column">
      <style:table-column-properties style:column-width="0.9673in"/>
    </style:style>
    <style:style style:name="TableColumn129" style:family="table-column">
      <style:table-column-properties style:column-width="1.5506in"/>
    </style:style>
    <style:style style:name="TableColumn130" style:family="table-column">
      <style:table-column-properties style:column-width="1.5506in"/>
    </style:style>
    <style:style style:name="Table125" style:family="table">
      <style:table-properties style:width="6.8875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3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35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3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43" style:parent-style-name="Absatz-Standardschriftart" style:family="text"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46" style:parent-style-name="Absatz-Standardschriftart" style:family="text"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P18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6pt" style:font-size-asian="16pt" style:font-size-complex="16pt"/>
    </style:style>
    <style:style style:name="P18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4pt" style:font-size-asian="14pt" style:font-size-complex="14pt"/>
    </style:style>
    <style:style style:name="P18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83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84" style:parent-style-name="Absatz-Standardschriftart" style:family="text">
      <style:text-properties fo:font-weight="bold" style:font-weight-asian="bold" fo:color="#4472C4" fo:font-size="14pt" style:font-size-asian="14pt" style:font-size-complex="14pt"/>
    </style:style>
    <style:style style:name="T185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P18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8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8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89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90" style:parent-style-name="Absatz-Standardschriftart" style:family="text">
      <style:text-properties fo:font-weight="bold" style:font-weight-asian="bold" fo:color="#4472C4" fo:font-size="14pt" style:font-size-asian="14pt" style:font-size-complex="14pt"/>
    </style:style>
    <style:style style:name="T191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P19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4pt" style:font-size-asian="14pt" style:font-size-complex="14pt"/>
    </style:style>
    <style:style style:name="P19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4472C4" fo:font-size="14pt" style:font-size-asian="14pt" style:font-size-complex="14pt"/>
    </style:style>
    <style:style style:name="P19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97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98" style:parent-style-name="Absatz-Standardschriftart" style:family="text">
      <style:text-properties fo:font-weight="bold" style:font-weight-asian="bold" fo:color="#FF0000" fo:font-size="14pt" style:font-size-asian="14pt" style:font-size-complex="14pt"/>
    </style:style>
    <style:style style:name="P19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0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0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0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0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0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</office:automatic-styles>
  <office:body>
    <office:text text:use-soft-page-breaks="true">
      <text:p text:style-name="P1">|------------------------------------------------------------|</text:p>
      <text:p text:style-name="P2">|it.schule stuttgart <text:s text:c="3"/>| Name: <text:s text:c="29"/>|</text:p>
      <text:p text:style-name="P3">|-----------------------|------------------------------------|</text:p>
      <text:p text:style-name="P4">|Bothmann: Netzwerk- <text:s text:c="3"/>| Klasse: <text:s text:c="2"/>| Tisch: <text:s/>| <text:s text:c="2"/>Datum: <text:s text:c="4"/>|</text:p>
      <text:p text:style-name="P5"><text:span text:style-name="T6">| <text:s text:c="9"/>planung <text:s text:c="5"/>| <text:s text:c="10"/>| <text:s text:c="8"/>| <text:s text:c="13"/>|</text:span></text:p>
      <text:p text:style-name="P7">|------------------------------------------------------------|</text:p>
      <text:p text:style-name="P8"/>
      <text:p text:style-name="P9">Netzwerkplanung:</text:p>
      <text:p text:style-name="P10"/>
      <text:p text:style-name="P11"/>
      <text:p text:style-name="P12"/>
      <text:p text:style-name="P13"><text:span text:style-name="T14">Aufgabe:</text:span><text:span text:style-name="T15"><text:s/>Ein Netzwerk soll zwischen</text:span></text:p>
      <text:p text:style-name="P16"><text:span text:style-name="T17"><text:s text:c="9"/></text:span><text:span text:style-name="T18">2 Gebäuden (Büro und Werkstatt)</text:span></text:p>
      <text:p text:style-name="P19"><text:span text:style-name="T20"><text:s text:c="9"/></text:span><text:span text:style-name="T21">geplant werden.</text:span></text:p>
      <text:p text:style-name="P22"><text:s/></text:p>
      <text:p text:style-name="P23"><text:span text:style-name="T24">Vorgaben:</text:span></text:p>
      <text:p text:style-name="P25"/>
      <text:p text:style-name="P26"><text:span text:style-name="T27">1.</text:span><text:span text:style-name="T28">Im<text:s/></text:span><text:span text:style-name="T29">Büro</text:span><text:span text:style-name="T30"><text:s/>sollen<text:s/></text:span><text:span text:style-name="T31">3 Pc’s<text:s/></text:span><text:span text:style-name="T32">aufgestellt werden,</text:span></text:p>
      <text:p text:style-name="P33"><text:span text:style-name="T34"><text:s text:c="2"/>in der<text:s/></text:span><text:span text:style-name="T35">Werkstatt</text:span><text:span text:style-name="T36"><text:s/></text:span><text:span text:style-name="T37">2 Pc’s</text:span><text:span text:style-name="T38">.</text:span></text:p>
      <text:p text:style-name="P39"/>
      <text:p text:style-name="P40"><text:span text:style-name="T41">2.</text:span><text:span text:style-name="T42">Das Büro ist<text:s/></text:span><text:span text:style-name="T43">50m</text:span><text:span text:style-name="T44"><text:s/>von der Werkstatt<text:s/></text:span><text:span text:style-name="T45">entfernt</text:span><text:span text:style-name="T46">.</text:span></text:p>
      <text:p text:style-name="P47"/>
      <text:p text:style-name="P48"/>
      <text:p text:style-name="P49"><text:span text:style-name="T50">3.</text:span><text:span text:style-name="T51">Im Büro und in der Werkstatt soll<text:s/></text:span><text:span text:style-name="T52">jeweils</text:span><text:span text:style-name="T53"><text:s text:c="5"/></text:span></text:p>
      <text:p text:style-name="P54"><text:span text:style-name="T55"><text:s text:c="2"/></text:span><text:span text:style-name="T56">1 vorhandener USB-Farb-Laserdrucker<text:s/></text:span><text:span text:style-name="T57">aufgestellt</text:span></text:p>
      <text:p text:style-name="P58"><text:span text:style-name="T59"><text:s text:c="2"/>werden, der von jedem Pc angesteuert werden kann.</text:span></text:p>
      <text:p text:style-name="P60"/>
      <text:p text:style-name="P61"><text:span text:style-name="T62">4.</text:span><text:span text:style-name="T63">Die<text:s/></text:span><text:span text:style-name="T64">Datenübertragung<text:s/></text:span><text:span text:style-name="T65">soll in einem</text:span></text:p>
      <text:p text:style-name="P66"><text:span text:style-name="T67"><text:s text:c="2"/></text:span><text:span text:style-name="T68">möglichst</text:span><text:span text:style-name="T69"><text:s/></text:span><text:span text:style-name="T70">schnellen Standard</text:span><text:span text:style-name="T71"><text:s/>erfolgen.</text:span></text:p>
      <text:p text:style-name="P72"/>
      <text:p text:style-name="P73"/>
      <text:p text:style-name="P74"><text:span text:style-name="T75">5.</text:span><text:span text:style-name="T76">In der Werkstatt<text:s/></text:span><text:span text:style-name="T77">befindet sich ein</text:span></text:p>
      <text:p text:style-name="P78"><text:span text:style-name="T79"><text:s text:c="2"/></text:span><text:span text:style-name="T80">Automatisierungsgerät</text:span><text:span text:style-name="T81">, d</text:span><text:span text:style-name="T82">aß</text:span><text:span text:style-name="T83"><text:s/>ebenfalls angeschlossen</text:span></text:p>
      <text:p text:style-name="P84"><text:s text:c="2"/>werden muß.</text:p>
      <text:p text:style-name="P85"/>
      <text:p text:style-name="P86"/>
      <text:p text:style-name="P87"><text:span text:style-name="T88">6.</text:span><text:span text:style-name="T89">Mit</text:span><text:span text:style-name="T90"><text:s/></text:span><text:span text:style-name="T91">weiteren Pc’s<text:s/></text:span><text:span text:style-name="T92">ist in beiden Gebäuden zu <text:s/></text:span></text:p>
      <text:p text:style-name="P93"><text:s text:c="2"/>rechnen, bitte planen Sie diese mit ein.<text:tab/><text:tab/></text:p>
      <text:p text:style-name="P94"/>
      <text:p text:style-name="P95"/>
      <text:p text:style-name="P96">Vorgehen:</text:p>
      <text:p text:style-name="P97"/>
      <text:p text:style-name="P98"><text:span text:style-name="T99">1.</text:span><text:span text:style-name="T100"><text:s/>Zeichnen Sie einen<text:s/></text:span><text:span text:style-name="T101">Aufbauplan</text:span><text:span text:style-name="T102"><text:s/>mit allen</text:span></text:p>
      <text:p text:style-name="P103"><text:s text:c="3"/>Komponenten<text:s/></text:p>
      <text:p text:style-name="P104"/>
      <text:p text:style-name="P105"><text:span text:style-name="T106">2.</text:span><text:span text:style-name="T107"><text:s/>Erstellen Sie eine<text:s/></text:span><text:span text:style-name="T108">Stückliste</text:span><text:span text:style-name="T109"><text:s/>aller Komponenten.</text:span></text:p>
      <text:p text:style-name="P110"/>
      <text:p text:style-name="P111"><text:span text:style-name="T112">3.</text:span><text:span text:style-name="T113"><text:s/>Ermitteln Sie die<text:s/></text:span><text:span text:style-name="T114">voraussichtlichen Kosten<text:s/></text:span><text:span text:style-name="T115">des</text:span></text:p>
      <text:p text:style-name="P116"><text:s text:c="3"/>Projekts.</text:p>
      <text:p text:style-name="P117"/>
      <text:p text:style-name="P118"/>
      <text:p text:style-name="P119"/>
      <text:p text:style-name="P120"/>
      <text:p text:style-name="P121"/>
      <text:soft-page-break/>
      <text:p text:style-name="P122"><text:span text:style-name="T123">Zu 2.<text:s/></text:span><text:span text:style-name="T124">Stückliste:</text:span>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Position:</text:span><text:span text:style-name="T135"><text:s/></text:span></text:p>
          </table:table-cell>
          <table:table-cell table:style-name="TableCell136">
            <text:p text:style-name="P137">Beschreibung</text:p>
            <text:p text:style-name="P138">mit Artikelnummer:</text:p>
          </table:table-cell>
          <table:table-cell table:style-name="TableCell139">
            <text:p text:style-name="P140">Anzahl:</text:p>
          </table:table-cell>
          <table:table-cell table:style-name="TableCell141">
            <text:p text:style-name="P142"><text:span text:style-name="T143">Einzelpreis:</text:span></text:p>
          </table:table-cell>
          <table:table-cell table:style-name="TableCell144">
            <text:p text:style-name="P145"><text:span text:style-name="T146">Gesamtpreis:</text:span></text:p>
          </table:table-cell>
        </table:table-row>
        <table:table-row table:style-name="TableRow147">
          <table:table-cell table:style-name="TableCell148">
            <text:p text:style-name="P149">1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2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3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>Auswahl eines<text:s/>Schaltschranks:</text:p>
      <text:p text:style-name="P181"/>
      <text:p text:style-name="P182"><text:span text:style-name="T183">In einen Schaltschrank müssen<text:s/></text:span><text:span text:style-name="T184">19 Zoll<text:s/></text:span><text:span text:style-name="T185">Komponenten<text:s/></text:span></text:p>
      <text:p text:style-name="P186"><text:s text:c="50"/>(Breite des Schaltschranks) eingebaut werden.</text:p>
      <text:p text:style-name="P187"/>
      <text:p text:style-name="P188"><text:span text:style-name="T189">Die Höhe des Schaltschranks richtet sich nach<text:s/></text:span><text:span text:style-name="T190">Höheneinheiten (HE)</text:span><text:span text:style-name="T191">.</text:span></text:p>
      <text:p text:style-name="P192">(Empfehlung: RITTAL-Schränke)</text:p>
      <text:p text:style-name="P193"/>
      <text:p text:style-name="P194">Eingebaut werden müssen:<text:s/></text:p>
      <text:p text:style-name="P195">1 Patchfeld</text:p>
      <text:p text:style-name="P196"><text:span text:style-name="T197">1 Switch<text:s/></text:span><text:span text:style-name="T198">(Empfehlung: HP Switch, Managebare Ports)</text:span></text:p>
      <text:p text:style-name="P199">1 Steckdosenleiste</text:p>
      <text:p text:style-name="P200">Platz für eine USV (Unterbrechungsfreie Stromversorgung)</text:p>
      <text:p text:style-name="P201">Platz für einen Server</text:p>
      <text:p text:style-name="P202"/>
      <text:p text:style-name="P203"/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0">
      <style:text-properties fo:hyphenate="false"/>
    </style:style>
    <style:style style:name="Beschriftung" style:display-name="Beschriftung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extBody0" style:display-name="Text Body" style:family="paragraph" style:parent-style-name="Standard">
      <style:text-properties fo:hyphenate="false"/>
    </style:style>
    <style:style style:name="TableContents" style:display-name="Table Contents" style:family="paragraph" style:parent-style-name="TextBody0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text-properties fo:hyphenate="false"/>
    </style:style>
    <style:style style:name="Fußzeile" style:display-name="Fußzeile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rnd Bothmann</dc:creator>
    <meta:creation-date>2021-10-27T05:51:00Z</meta:creation-date>
    <dc:date>2023-07-18T09:39:00Z</dc:date>
    <meta:template xlink:href="Normal" xlink:type="simple"/>
    <meta:editing-cycles>7</meta:editing-cycles>
    <meta:editing-duration>PT0S</meta:editing-duration>
    <meta:document-statistic meta:page-count="2" meta:paragraph-count="3" meta:word-count="252" meta:character-count="1842" meta:row-count="13" meta:non-whitespace-character-count="1593"/>
  </office:meta>
</office:document-meta>
</file>